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2.84pt" fo:break-before="auto" style:use-optimal-row-height="true"/>
    </style:style>
    <style:style style:name="ro14" style:family="table-row">
      <style:table-row-properties style:row-height="13.69pt" fo:break-before="auto" style:use-optimal-row-height="true"/>
    </style:style>
    <style:style style:name="ro15" style:family="table-row">
      <style:table-row-properties style:row-height="13.75pt" fo:break-before="auto" style:use-optimal-row-height="true"/>
    </style:style>
    <style:style style:name="ro16" style:family="table-row">
      <style:table-row-properties style:row-height="13.55pt" fo:break-before="auto" style:use-optimal-row-height="false"/>
    </style:style>
    <style:style style:name="ro17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cc0000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00" style:family="table-cell" style:parent-style-name="Default" style:data-style-name="N42">
      <style:table-cell-properties style:vertical-align="middle"/>
    </style:style>
    <style:style style:name="ce10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10" style:family="table-cell" style:parent-style-name="Default">
      <style:table-cell-properties fo:wrap-option="wrap" style:vertical-align="middle"/>
      <style:text-properties style:use-window-font-color="true"/>
    </style:style>
    <style:style style:name="ce111" style:family="table-cell" style:parent-style-name="Default">
      <style:text-properties style:use-window-font-color="true"/>
    </style:style>
    <style:style style:name="ce112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none" fo:border-left="none" fo:border-right="none" fo:border-top="0.74pt solid #000000"/>
    </style:style>
    <style:style style:name="ce115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6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7" style:family="table-cell" style:parent-style-name="Default">
      <style:text-properties fo:color="#666666"/>
    </style:style>
    <style:style style:name="ce118" style:family="table-cell" style:parent-style-name="Default">
      <style:table-cell-properties fo:wrap-option="wrap"/>
      <style:text-properties style:use-window-font-color="true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5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8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9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1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2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3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ext-properties style:use-window-font-color="true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82"/>
    <style:style style:name="ce150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37"/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6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7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79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2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 style:font-weight-asian="bold" style:font-weight-complex="bold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2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01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  <table:table-cell table:style-name="ce102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2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3" office:value-type="string" calcext:value-type="string">
            <text:p>0a-my_process</text:p>
          </table:table-cell>
          <table:table-cell table:style-name="ce102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4" office:value-type="string" calcext:value-type="string">
            <text:p>0b-it_evolves-tomh_1987</text:p>
          </table:table-cell>
          <table:table-cell table:style-name="ce102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5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5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3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6" office:value-type="string" calcext:value-type="string">
            <text:p>2b-tomh-humanmetrics</text:p>
          </table:table-cell>
          <table:table-cell table:style-name="ce110"/>
          <table:table-cell table:style-name="ce111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5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4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7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7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7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7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3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5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4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5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5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5" office:value-type="string" calcext:value-type="string">
            <text:p>5c-ebooks-nancy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5" office:value-type="string" calcext:value-type="string">
            <text:p>5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3" office:value-type="string" calcext:value-type="string">
            <text:p>6a-step_6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5" office:value-type="string" calcext:value-type="string">
            <text:p>6b-social_sites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5" office:value-type="string" calcext:value-type="string">
            <text:p>6c-final_note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4" office:value-type="string" calcext:value-type="string">
            <text:p>6d-combo_image</text:p>
          </table:table-cell>
          <table:table-cell table:number-columns-repeated="1005"/>
        </table:table-row>
        <table:table-row table:style-name="ro7">
          <table:table-cell table:style-name="ce33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8" office:value-type="string" calcext:value-type="string">
            <text:p>7a-case_study-cheers</text:p>
          </table:table-cell>
          <table:table-cell/>
          <table:table-cell table:style-name="ce21" table:number-columns-repeated="1003"/>
          <table:table-cell/>
        </table:table-row>
        <table:table-row table:style-name="ro7">
          <table:table-cell table:style-name="ce2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2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6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4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6" calcext:value-type="date">
            <text:p>03-26</text:p>
          </table:table-cell>
          <table:table-cell table:style-name="ce98"/>
          <table:table-cell table:style-name="ce78"/>
          <table:table-cell table:style-name="ce93"/>
          <table:table-cell table:style-name="ce78"/>
          <table:table-cell table:style-name="ce93"/>
          <table:table-cell table:style-name="ce78"/>
          <table:table-cell table:style-name="ce93"/>
          <table:table-cell table:style-name="ce78"/>
          <table:table-cell table:style-name="ce93"/>
          <table:table-cell table:style-name="ce78"/>
          <table:table-cell table:style-name="ce93"/>
          <table:table-cell table:style-name="ce109"/>
          <table:table-cell/>
          <table:table-cell table:style-name="ce21" table:number-columns-repeated="1003"/>
          <table:table-cell/>
        </table:table-row>
        <table:table-row table:style-name="ro13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6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5" office:value-type="string" calcext:value-type="string">
            <text:p>“Link To” Key</text:p>
          </table:table-cell>
          <table:table-cell table:style-name="ce11"/>
          <table:table-cell table:style-name="ce57"/>
          <table:table-cell table:style-name="ce51"/>
          <table:table-cell table:style-name="ce84"/>
          <table:table-cell table:style-name="ce16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style-name="ce8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2"/>
          <table:table-cell table:style-name="ce37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2"/>
          <table:table-cell table:style-name="ce37"/>
          <table:table-cell table:style-name="ce11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2"/>
          <table:table-cell table:style-name="ce37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1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3"/>
          <table:table-cell table:style-name="ce11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3"/>
          <table:table-cell table:style-name="ce11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13" table:number-rows-repeated="2">
          <table:table-cell table:style-name="Default" table:number-columns-repeated="5"/>
          <table:table-cell table:style-name="ce51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2"/>
          <table:table-cell table:style-name="Default" table:number-columns-repeated="2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6"/>
          <table:table-cell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7"/>
          <table:table-cell table:number-columns-repeated="4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7"/>
          <table:table-cell table:style-name="ce11" table:number-columns-repeated="3"/>
          <table:table-cell/>
          <table:table-cell table:style-name="ce7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7"/>
          <table:table-cell table:style-name="ce11" table:number-columns-repeated="3"/>
          <table:table-cell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5"/>
          <table:table-cell table:style-name="ce11"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100"/>
          <table:table-cell/>
          <table:table-cell table:style-name="ce100"/>
          <table:table-cell/>
          <table:table-cell table:style-name="ce100"/>
          <table:table-cell/>
          <table:table-cell table:style-name="ce10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100"/>
          <table:table-cell/>
          <table:table-cell table:style-name="ce100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19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2" office:value-type="string" calcext:value-type="string">
            <text:p>Oct. 17, 2019 – after debate, 1 of 5</text:p>
          </table:table-cell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21"/>
          <table:table-cell table:style-name="ce8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20"/>
          <table:table-cell table:style-name="ce8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0"/>
          <table:table-cell table:style-name="ce8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20"/>
          <table:table-cell table:style-name="ce8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0"/>
          <table:table-cell table:style-name="ce8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0"/>
          <table:table-cell table:style-name="ce8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7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3" office:value-type="string" calcext:value-type="string">
            <text:p>Nov. 20-21, 2019 – day of and after fifth debate, 2-3 of 5</text:p>
          </table:table-cell>
          <table:table-cell table:style-name="ce114"/>
          <table:table-cell table:style-name="ce38"/>
          <table:table-cell table:style-name="ce45"/>
          <table:table-cell table:style-name="ce130"/>
          <table:table-cell table:style-name="ce95"/>
          <table:table-cell table:style-name="ce130"/>
          <table:table-cell table:style-name="ce95"/>
          <table:table-cell table:style-name="ce130"/>
          <table:table-cell table:style-name="ce95"/>
          <table:table-cell table:style-name="ce130"/>
          <table:table-cell table:style-name="ce95"/>
          <table:table-cell table:style-name="ce130"/>
          <table:table-cell table:style-name="ce95"/>
          <table:table-cell table:style-name="ce130"/>
          <table:table-cell table:style-name="ce95"/>
          <table:table-cell table:style-name="ce116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21"/>
          <table:table-cell table:style-name="ce84" office:value-type="date" office:date-value="2019-11-18" calcext:value-type="date">
            <text:p>11-18</text:p>
          </table:table-cell>
          <table:table-cell table:style-name="ce131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31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31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21"/>
          <table:table-cell table:style-name="ce84" office:value-type="date" office:date-value="2019-11-19" calcext:value-type="date">
            <text:p>11-19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31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0"/>
          <table:table-cell table:style-name="ce84" office:value-type="date" office:date-value="2019-11-20" calcext:value-type="date">
            <text:p>11-20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0"/>
          <table:table-cell table:style-name="ce84" office:value-type="date" office:date-value="2019-11-20" calcext:value-type="date">
            <text:p>11-20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1"/>
          <table:table-cell table:style-name="ce84" office:value-type="date" office:date-value="2019-11-20" calcext:value-type="date">
            <text:p>11-20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1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0"/>
          <table:table-cell table:style-name="ce84" office:value-type="date" office:date-value="2019-11-21" calcext:value-type="date">
            <text:p>11-21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31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5" office:value-type="string" calcext:value-type="string">
            <text:p>Text – Free Ebook Days, day 2</text:p>
          </table:table-cell>
          <table:table-cell table:style-name="ce122"/>
          <table:table-cell table:style-name="ce78" office:value-type="date" office:date-value="2019-11-21" calcext:value-type="date">
            <text:p>11-21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6" office:value-type="string" calcext:value-type="string">
            <text:p>N/A</text:p>
          </table:table-cell>
          <table:table-cell table:style-name="ce115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13" office:value-type="string" calcext:value-type="string">
            <text:p>Feb. 19, 2020 – Ninth Debate, 1 of 5</text:p>
          </table:table-cell>
          <table:table-cell table:style-name="ce116"/>
          <table:table-cell table:style-name="ce123"/>
          <table:table-cell table:style-name="ce126"/>
          <table:table-cell table:style-name="ce133"/>
          <table:table-cell table:style-name="ce95"/>
          <table:table-cell table:style-name="ce133"/>
          <table:table-cell table:style-name="ce95"/>
          <table:table-cell table:style-name="ce133"/>
          <table:table-cell table:style-name="ce95"/>
          <table:table-cell table:style-name="ce133"/>
          <table:table-cell table:style-name="ce95"/>
          <table:table-cell table:style-name="ce133"/>
          <table:table-cell table:style-name="ce95"/>
          <table:table-cell table:style-name="ce133"/>
          <table:table-cell table:style-name="ce95"/>
          <table:table-cell table:style-name="ce116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0" office:value-type="string" calcext:value-type="string">
            <text:p>Sun</text:p>
          </table:table-cell>
          <table:table-cell table:style-name="ce125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20" office:value-type="string" calcext:value-type="string">
            <text:p>Tue</text:p>
          </table:table-cell>
          <table:table-cell table:style-name="ce125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20" office:value-type="string" calcext:value-type="string">
            <text:p>Wed</text:p>
          </table:table-cell>
          <table:table-cell table:style-name="ce125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17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24" office:value-type="string" calcext:value-type="string">
            <text:p>Fri</text:p>
          </table:table-cell>
          <table:table-cell table:style-name="ce127" office:value-type="date" office:date-value="2020-02-21" calcext:value-type="date">
            <text:p>02-21</text:p>
          </table:table-cell>
          <table:table-cell table:number-columns-repeated="12" table:style-name="ce124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2" office:value-type="string" calcext:value-type="string">
            <text:p>Feb. 25, 2020 – Tenth Debate, 2 of 5</text:p>
          </table:table-cell>
          <table:table-cell table:style-name="ce7"/>
          <table:table-cell table:style-name="ce120"/>
          <table:table-cell table:style-name="ce12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38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20" office:value-type="string" calcext:value-type="string">
            <text:p>Mon</text:p>
          </table:table-cell>
          <table:table-cell table:style-name="ce125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18" office:value-type="string" calcext:value-type="string">
            <text:p>Day of debate – early</text:p>
          </table:table-cell>
          <table:table-cell table:style-name="ce120" office:value-type="string" calcext:value-type="string">
            <text:p>Tue</text:p>
          </table:table-cell>
          <table:table-cell table:style-name="ce125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1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4" office:value-type="string" calcext:value-type="string">
            <text:p>Fri</text:p>
          </table:table-cell>
          <table:table-cell table:style-name="ce127" office:value-type="date" office:date-value="2020-02-28" calcext:value-type="date">
            <text:p>02-28</text:p>
          </table:table-cell>
          <table:table-cell table:number-columns-repeated="12" table:style-name="ce124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2" office:value-type="string" calcext:value-type="string">
            <text:p>Mar. 2-3, 2020 – Super Tuesday Eve &amp; Day, 3-4 of 5</text:p>
          </table:table-cell>
          <table:table-cell table:style-name="ce7"/>
          <table:table-cell table:style-name="ce120"/>
          <table:table-cell table:style-name="ce12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38"/>
          <table:table-cell table:number-columns-repeated="1007"/>
        </table:table-row>
        <table:table-row table:style-name="ro5">
          <table:table-cell table:style-name="ce112"/>
          <table:table-cell table:style-name="ce7" office:value-type="string" calcext:value-type="string">
            <text:p>Day before free ebook days start</text:p>
          </table:table-cell>
          <table:table-cell table:style-name="ce120" office:value-type="string" calcext:value-type="string">
            <text:p>Sun</text:p>
          </table:table-cell>
          <table:table-cell table:style-name="ce125" office:value-type="date" office:date-value="2020-03-01" calcext:value-type="date">
            <text:p>03-01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4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20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4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5" office:value-type="string" calcext:value-type="string">
            <text:p>Last free ebook day</text:p>
          </table:table-cell>
          <table:table-cell table:style-name="ce122" office:value-type="string" calcext:value-type="string">
            <text:p>Tue</text:p>
          </table:table-cell>
          <table:table-cell table:style-name="ce128" office:value-type="date" office:date-value="2020-03-03" calcext:value-type="date">
            <text:p>03-03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5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5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21"/>
          <table:table-cell table:style-name="ce12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21"/>
          <table:table-cell table:style-name="ce12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21"/>
          <table:table-cell table:style-name="ce12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21"/>
          <table:table-cell table:style-name="ce12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20"/>
          <table:table-cell table:style-name="ce12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2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21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2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43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0"/>
          <table:table-cell table:style-name="ce57"/>
          <table:table-cell table:style-name="ce11"/>
          <table:table-cell table:style-name="ce21"/>
          <table:table-cell table:style-name="ce8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19" office:value-type="string" calcext:value-type="string" table:number-columns-spanned="2" table:number-rows-spanned="1">
            <text:p>Day to</text:p>
          </table:table-cell>
          <table:covered-table-cell/>
          <table:table-cell table:style-name="ce141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01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2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48" office:value-type="string" calcext:value-type="string">
            <text:p>See few-offs sheet</text:p>
          </table:table-cell>
          <table:table-cell table:number-columns-repeated="12" table:style-name="ce148" office:value-type="string" calcext:value-type="string">
            <text:p>[few-offs]</text:p>
          </table:table-cell>
          <table:table-cell table:style-name="ce10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4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48" office:value-type="string" calcext:value-type="string">
            <text:p>GR politicians-2020</text:p>
          </table:table-cell>
          <table:table-cell table:number-columns-repeated="2" table:style-name="ce148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48" office:value-type="string" calcext:value-type="string">
            <text:p>N/A</text:p>
          </table:table-cell>
          <table:table-cell table:style-name="ce152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4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0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4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48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12">
          <table:table-cell table:style-name="ce40" office:value-type="string" calcext:value-type="string">
            <text:p>Fri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45" office:value-type="string" calcext:value-type="string">
            <text:p>primary_voters</text:p>
          </table:table-cell>
          <table:table-cell table:style-name="ce147" office:value-type="string" calcext:value-type="string">
            <text:p>02-primary_voters-after-ninth_debate – <text:span text:style-name="T15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39" office:value-type="date" office:date-value="2020-02-21" calcext:value-type="date">
            <text:p>02-21</text:p>
          </table:table-cell>
          <table:table-cell table:style-name="ce151" office:value-type="time" office:time-value="PT08H30M00S" calcext:value-type="time">
            <text:p>08:30 AM</text:p>
          </table:table-cell>
          <table:table-cell table:style-name="ce111" office:value-type="string" calcext:value-type="string">
            <text:p>http://bit.ly/twh-vpp2019</text:p>
          </table:table-cell>
          <table:table-cell table:style-name="ce111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4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table:style-name="ce139" office:value-type="date" office:date-value="2020-02-28" calcext:value-type="date">
            <text:p>02-28</text:p>
          </table:table-cell>
          <table:table-cell table:style-name="ce150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48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6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style-name="ce149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5"/>
          <table:table-cell table:style-name="ce54"/>
          <table:table-cell table:style-name="ce51"/>
          <table:table-cell table:style-name="ce159"/>
          <table:table-cell table:style-name="ce11"/>
          <table:table-cell table:style-name="ce8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</table:table-row>
        <table:table-row table:style-name="ro4">
          <table:table-cell table:style-name="ce153" office:value-type="string" calcext:value-type="string">
            <text:p>got_christmas</text:p>
          </table:table-cell>
          <table:table-cell table:style-name="ce154"/>
          <table:table-cell table:style-name="ce157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7" table:number-columns-repeated="13"/>
          <table:table-cell table:style-name="ce102"/>
        </table:table-row>
        <table:table-row table:style-name="ro5">
          <table:table-cell/>
          <table:table-cell table:style-name="ce155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48" office:value-type="string" calcext:value-type="string">
            <text:p>VGoTP <text:s/>book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0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56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48" office:value-type="string" calcext:value-type="string">
            <text:p>VGoTP book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0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56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48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56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48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0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56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48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0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5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44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58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58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56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6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56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65"/>
        <table:table-column table:style-name="co1" table:default-cell-style-name="ce165"/>
        <table:table-column table:style-name="co49" table:default-cell-style-name="ce171"/>
        <table:table-column table:style-name="co50" table:default-cell-style-name="ce9"/>
        <table:table-column table:style-name="co51" table:default-cell-style-name="ce121"/>
        <table:table-column table:style-name="co52" table:default-cell-style-name="ce178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5" table:number-columns-repeated="2"/>
          <table:table-cell table:style-name="ce166"/>
          <table:table-cell table:style-name="ce54"/>
          <table:table-cell table:style-name="ce51"/>
          <table:table-cell table:style-name="ce159"/>
          <table:table-cell table:style-name="ce21"/>
          <table:table-cell table:style-name="ce8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21"/>
          <table:table-cell table:number-columns-repeated="1006"/>
        </table:table-row>
        <table:table-row table:style-name="ro4">
          <table:table-cell table:style-name="ce161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85" table:number-columns-repeated="1005"/>
        </table:table-row>
        <table:table-row table:style-name="ro4">
          <table:table-cell table:style-name="ce161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  <table:table-cell table:style-name="ce185" table:number-columns-repeated="1004"/>
        </table:table-row>
        <table:table-row table:style-name="ro5">
          <table:table-cell table:style-name="ce156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Mon</text:p>
          </table:table-cell>
          <table:table-cell table:style-name="ce167" office:value-type="date" office:date-value="2019-12-09" calcext:value-type="date">
            <text:p>12-09</text:p>
          </table:table-cell>
          <table:table-cell table:style-name="ce172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48" office:value-type="string" calcext:value-type="string">
            <text:p>VPP book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6">
          <table:table-cell table:style-name="ce156" office:value-type="float" office:value="2" calcext:value-type="float">
            <text:p>2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Mon</text:p>
          </table:table-cell>
          <table:table-cell table:style-name="ce167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77" office:value-type="string" calcext:value-type="string">
            <text:p>image on so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0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6">
          <table:table-cell table:style-name="ce156" office:value-type="float" office:value="3" calcext:value-type="float">
            <text:p>3</text:p>
          </table:table-cell>
          <table:table-cell table:style-name="ce163" office:value-type="float" office:value="2" calcext:value-type="float">
            <text:p>2</text:p>
          </table:table-cell>
          <table:table-cell table:style-name="ce155" office:value-type="string" calcext:value-type="string">
            <text:p>Tue</text:p>
          </table:table-cell>
          <table:table-cell table:style-name="ce167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6" office:value-type="float" office:value="4" calcext:value-type="float">
            <text:p>4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Tue</text:p>
          </table:table-cell>
          <table:table-cell table:style-name="ce167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style-name="ce179" office:value-type="date" office:date-value="2019-12-10" calcext:value-type="date">
            <text:p>2019-12-10</text:p>
          </table:table-cell>
          <table:table-cell table:style-name="ce183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56" table:number-columns-repeated="3"/>
          <table:table-cell table:style-name="ce168"/>
          <table:table-cell table:style-name="Default"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5" calcext:value-type="float">
            <text:p>5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11" calcext:value-type="date">
            <text:p>12-11</text:p>
          </table:table-cell>
          <table:table-cell table:style-name="ce173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56" office:value-type="float" office:value="6" calcext:value-type="float">
            <text:p>6</text:p>
          </table:table-cell>
          <table:table-cell table:style-name="ce156" office:value-type="float" office:value="3" calcext:value-type="float">
            <text:p>3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77" office:value-type="string" calcext:value-type="string">
            <text:p>image on so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9H45M00S" calcext:value-type="time">
            <text:p>07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9H45M00S" calcext:value-type="time">
            <text:p>07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9H45M00S" calcext:value-type="time">
            <text:p>07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9H45M00S" calcext:value-type="time">
            <text:p>07:45 PM</text:p>
          </table:table-cell>
          <table:table-cell table:style-name="ce179" office:value-type="date" office:date-value="2019-12-11" calcext:value-type="date">
            <text:p>2019-12-11</text:p>
          </table:table-cell>
          <table:table-cell table:style-name="ce183" office:value-type="time" office:time-value="PT19H45M00S" calcext:value-type="time">
            <text:p>07:45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56" office:value-type="float" office:value="7" calcext:value-type="float">
            <text:p>7</text:p>
          </table:table-cell>
          <table:table-cell table:style-name="ce156" office:value-type="float" office:value="4" calcext:value-type="float">
            <text:p>4</text:p>
          </table:table-cell>
          <table:table-cell table:style-name="ce163" office:value-type="string" calcext:value-type="string">
            <text:p>Thu</text:p>
          </table:table-cell>
          <table:table-cell table:style-name="ce169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62" table:number-columns-repeated="3"/>
          <table:table-cell table:style-name="ce170"/>
          <table:table-cell table:style-name="ce174" table:number-columns-repeated="3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43"/>
          <table:table-cell table:style-name="ce184"/>
          <table:table-cell table:style-name="ce174" table:number-columns-repeated="1005"/>
        </table:table-row>
        <table:table-row table:style-name="ro7">
          <table:table-cell table:style-name="ce156" office:value-type="float" office:value="8" calcext:value-type="float">
            <text:p>8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string" calcext:value-type="string">
            <text:p>Thu</text:p>
          </table:table-cell>
          <table:table-cell table:style-name="ce169" office:value-type="date" office:date-value="2019-12-12" calcext:value-type="date">
            <text:p>12-12</text:p>
          </table:table-cell>
          <table:table-cell table:style-name="ce173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9" calcext:value-type="float">
            <text:p>9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string" calcext:value-type="string">
            <text:p>Thu</text:p>
          </table:table-cell>
          <table:table-cell table:style-name="ce169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77" office:value-type="string" calcext:value-type="string">
            <text:p>image on so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table:style-name="ce179" office:value-type="date" office:date-value="2019-12-12" calcext:value-type="date">
            <text:p>2019-12-12</text:p>
          </table:table-cell>
          <table:table-cell table:style-name="ce183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56" office:value-type="float" office:value="10" calcext:value-type="float">
            <text:p>10</text:p>
          </table:table-cell>
          <table:table-cell table:style-name="ce162" office:value-type="float" office:value="5" calcext:value-type="float">
            <text:p>5</text:p>
          </table:table-cell>
          <table:table-cell table:style-name="ce156" office:value-type="string" calcext:value-type="string">
            <text:p>Fri</text:p>
          </table:table-cell>
          <table:table-cell table:style-name="ce168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style-name="ce179" office:value-type="date" office:date-value="2019-12-13" calcext:value-type="date">
            <text:p>2019-12-13</text:p>
          </table:table-cell>
          <table:table-cell table:style-name="ce183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11" calcext:value-type="float">
            <text:p>11</text:p>
          </table:table-cell>
          <table:table-cell table:style-name="ce162" office:value-type="float" office:value="5" calcext:value-type="float">
            <text:p>5</text:p>
          </table:table-cell>
          <table:table-cell table:style-name="ce156" office:value-type="string" calcext:value-type="string">
            <text:p>Sat</text:p>
          </table:table-cell>
          <table:table-cell table:style-name="ce168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style-name="ce179" office:value-type="date" office:date-value="2019-12-14" calcext:value-type="date">
            <text:p>2019-12-14</text:p>
          </table:table-cell>
          <table:table-cell table:style-name="ce183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56"/>
          <table:table-cell table:style-name="ce162"/>
          <table:table-cell table:style-name="ce156"/>
          <table:table-cell table:style-name="ce168"/>
          <table:table-cell table:number-columns-repeated="2"/>
          <table:table-cell table:style-name="ce148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table:number-columns-repeated="3"/>
          <table:table-cell table:style-name="ce168"/>
          <table:table-cell table:style-name="Default"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12" calcext:value-type="float">
            <text:p>12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string" calcext:value-type="string">
            <text:p>Mon</text:p>
          </table:table-cell>
          <table:table-cell table:style-name="ce169" office:value-type="date" office:date-value="2019-12-16" calcext:value-type="date">
            <text:p>12-16</text:p>
          </table:table-cell>
          <table:table-cell table:style-name="ce173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13" calcext:value-type="float">
            <text:p>13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string" calcext:value-type="string">
            <text:p>Mon</text:p>
          </table:table-cell>
          <table:table-cell table:style-name="ce169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77" office:value-type="string" calcext:value-type="string">
            <text:p>image on so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16" calcext:value-type="date">
            <text:p>2019-12-16</text:p>
          </table:table-cell>
          <table:table-cell table:style-name="ce183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56" office:value-type="float" office:value="14" calcext:value-type="float">
            <text:p>14</text:p>
          </table:table-cell>
          <table:table-cell table:style-name="ce156" office:value-type="float" office:value="7" calcext:value-type="float">
            <text:p>7</text:p>
          </table:table-cell>
          <table:table-cell table:style-name="ce156" office:value-type="string" calcext:value-type="string">
            <text:p>Tue</text:p>
          </table:table-cell>
          <table:table-cell table:style-name="ce168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56"/>
          <table:table-cell table:style-name="ce163" table:number-columns-repeated="2"/>
          <table:table-cell table:style-name="ce169"/>
          <table:table-cell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7" calcext:value-type="float">
            <text:p>7</text:p>
          </table:table-cell>
          <table:table-cell table:style-name="ce156" office:value-type="string" calcext:value-type="string">
            <text:p>Tue</text:p>
          </table:table-cell>
          <table:table-cell table:style-name="ce168" office:value-type="date" office:date-value="2019-12-17" calcext:value-type="date">
            <text:p>12-17</text:p>
          </table:table-cell>
          <table:table-cell table:style-name="ce173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style-name="ce179" office:value-type="date" office:date-value="2019-12-17" calcext:value-type="date">
            <text:p>2019-12-17</text:p>
          </table:table-cell>
          <table:table-cell table:style-name="ce183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56" office:value-type="float" office:value="16" calcext:value-type="float">
            <text:p>16</text:p>
          </table:table-cell>
          <table:table-cell table:style-name="ce163" office:value-type="float" office:value="8" calcext:value-type="float">
            <text:p>8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77" office:value-type="string" calcext:value-type="string">
            <text:p>image on so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13H10M00S" calcext:value-type="time">
            <text:p>01:1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13H10M00S" calcext:value-type="time">
            <text:p>01:1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13H10M00S" calcext:value-type="time">
            <text:p>01:1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13H10M00S" calcext:value-type="time">
            <text:p>01:1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56" office:value-type="float" office:value="17" calcext:value-type="float">
            <text:p>17</text:p>
          </table:table-cell>
          <table:table-cell table:style-name="ce163" office:value-type="float" office:value="8" calcext:value-type="float">
            <text:p>8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20H00M00S" calcext:value-type="time">
            <text:p>08:0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20H40M00S" calcext:value-type="time">
            <text:p>08:4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20H00M00S" calcext:value-type="time">
            <text:p>08:0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20H00M00S" calcext:value-type="time">
            <text:p>08:0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20H00M00S" calcext:value-type="time">
            <text:p>08:00 PM</text:p>
          </table:table-cell>
          <table:table-cell table:style-name="ce179" office:value-type="date" office:date-value="2019-12-18" calcext:value-type="date">
            <text:p>2019-12-18</text:p>
          </table:table-cell>
          <table:table-cell table:style-name="ce183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18" calcext:value-type="float">
            <text:p>18</text:p>
          </table:table-cell>
          <table:table-cell table:style-name="ce156" office:value-type="float" office:value="9" calcext:value-type="float">
            <text:p>9</text:p>
          </table:table-cell>
          <table:table-cell table:style-name="ce156" office:value-type="string" calcext:value-type="string">
            <text:p>Thu</text:p>
          </table:table-cell>
          <table:table-cell table:style-name="ce168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12H20M00S" calcext:value-type="time">
            <text:p>12:2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12H20M00S" calcext:value-type="time">
            <text:p>12:2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12H20M00S" calcext:value-type="time">
            <text:p>12:2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19" calcext:value-type="float">
            <text:p>19</text:p>
          </table:table-cell>
          <table:table-cell table:style-name="ce156" office:value-type="float" office:value="9" calcext:value-type="float">
            <text:p>9</text:p>
          </table:table-cell>
          <table:table-cell table:style-name="ce156" office:value-type="string" calcext:value-type="string">
            <text:p>Thu</text:p>
          </table:table-cell>
          <table:table-cell table:style-name="ce168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6H50M00S" calcext:value-type="time">
            <text:p>04:5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21H30M00S" calcext:value-type="time">
            <text:p>09:3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21H30M00S" calcext:value-type="time">
            <text:p>09:3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21H30M00S" calcext:value-type="time">
            <text:p>09:30 PM</text:p>
          </table:table-cell>
          <table:table-cell table:style-name="ce179" office:value-type="date" office:date-value="2019-12-19" calcext:value-type="date">
            <text:p>2019-12-19</text:p>
          </table:table-cell>
          <table:table-cell table:style-name="ce183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10" calcext:value-type="float">
            <text:p>10</text:p>
          </table:table-cell>
          <table:table-cell table:style-name="ce163" office:value-type="string" calcext:value-type="string">
            <text:p>Fri</text:p>
          </table:table-cell>
          <table:table-cell table:style-name="ce169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0H15M00S" calcext:value-type="time">
            <text:p>10:15 A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0H15M00S" calcext:value-type="time">
            <text:p>10:15 A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0H15M00S" calcext:value-type="time">
            <text:p>10:15 A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0H15M00S" calcext:value-type="time">
            <text:p>10:15 A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56" office:value-type="float" office:value="21" calcext:value-type="float">
            <text:p>21</text:p>
          </table:table-cell>
          <table:table-cell table:style-name="ce156" office:value-type="float" office:value="10" calcext:value-type="float">
            <text:p>10</text:p>
          </table:table-cell>
          <table:table-cell table:style-name="ce163" office:value-type="string" calcext:value-type="string">
            <text:p>Fri</text:p>
          </table:table-cell>
          <table:table-cell table:style-name="ce169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5H15M00S" calcext:value-type="time">
            <text:p>03:15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45M00S" calcext:value-type="time">
            <text:p>03:45 P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5H15M00S" calcext:value-type="time">
            <text:p>03:15 P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5H15M00S" calcext:value-type="time">
            <text:p>03:15 P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5H15M00S" calcext:value-type="time">
            <text:p>03:15 PM</text:p>
          </table:table-cell>
          <table:table-cell table:style-name="ce179" office:value-type="date" office:date-value="2019-12-20" calcext:value-type="date">
            <text:p>2019-12-20</text:p>
          </table:table-cell>
          <table:table-cell table:style-name="ce183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56" table:number-columns-repeated="2"/>
          <table:table-cell table:style-name="ce163"/>
          <table:table-cell table:style-name="ce169"/>
          <table:table-cell table:number-columns-repeated="2"/>
          <table:table-cell table:style-name="ce148"/>
          <table:table-cell table:style-name="ce180"/>
          <table:table-cell table:style-name="ce183"/>
          <table:table-cell table:style-name="ce179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table:number-columns-repeated="3"/>
          <table:table-cell table:style-name="ce168"/>
          <table:table-cell table:style-name="Default" table:number-columns-repeated="3"/>
          <table:table-cell table:style-name="ce180"/>
          <table:table-cell table:style-name="ce183"/>
          <table:table-cell table:style-name="ce179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62" office:value-type="float" office:value="22" calcext:value-type="float">
            <text:p>22</text:p>
          </table:table-cell>
          <table:table-cell table:style-name="ce164" office:value-type="float" office:value="11" calcext:value-type="float">
            <text:p>11</text:p>
          </table:table-cell>
          <table:table-cell table:style-name="ce163" office:value-type="string" calcext:value-type="string">
            <text:p>Mon</text:p>
          </table:table-cell>
          <table:table-cell table:style-name="ce169" office:value-type="date" office:date-value="2019-12-23" calcext:value-type="date">
            <text:p>12-23</text:p>
          </table:table-cell>
          <table:table-cell table:style-name="ce175" office:value-type="string" calcext:value-type="string">
            <text:p>Ben Franklin &amp; Cory Booker – 6/8</text:p>
          </table:table-cell>
          <table:table-cell table:style-name="ce176" office:value-type="string" calcext:value-type="string">
            <text:p>Lifelong Learners’</text:p>
          </table:table-cell>
          <table:table-cell table:style-name="ce177" office:value-type="string" calcext:value-type="string">
            <text:p>image on so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4" office:value-type="time" office:time-value="PT12H10M00S" calcext:value-type="time">
            <text:p>12:10 PM</text:p>
          </table:table-cell>
          <table:table-cell table:style-name="ce179" office:value-type="date" office:date-value="2019-12-28" calcext:value-type="date">
            <text:p>2019-12-28</text:p>
          </table:table-cell>
          <table:table-cell table:style-name="ce183" office:value-type="time" office:time-value="PT10H40M00S" calcext:value-type="time">
            <text:p>10:40 A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4" office:value-type="time" office:time-value="PT12H10M00S" calcext:value-type="time">
            <text:p>12:10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4" office:value-type="time" office:time-value="PT12H10M00S" calcext:value-type="time">
            <text:p>12:10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4" office:value-type="time" office:time-value="PT12H10M00S" calcext:value-type="time">
            <text:p>12:10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4" office:value-type="time" office:time-value="PT12H10M00S" calcext:value-type="time">
            <text:p>12:10 PM</text:p>
          </table:table-cell>
          <table:table-cell table:style-name="ce174" office:value-type="string" calcext:value-type="string">
            <text:p>seeourminds.com/image/4900-politicians-founding_fathers/4902/</text:p>
          </table:table-cell>
          <table:table-cell table:style-name="ce174" table:number-columns-repeated="1004"/>
        </table:table-row>
        <table:table-row table:style-name="ro7">
          <table:table-cell table:style-name="ce156" office:value-type="float" office:value="23" calcext:value-type="float">
            <text:p>23</text:p>
          </table:table-cell>
          <table:table-cell table:style-name="ce163" office:value-type="float" office:value="11" calcext:value-type="float">
            <text:p>11</text:p>
          </table:table-cell>
          <table:table-cell table:style-name="ce163" office:value-type="string" calcext:value-type="string">
            <text:p>Mon</text:p>
          </table:table-cell>
          <table:table-cell table:style-name="ce169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77" office:value-type="string" calcext:value-type="string">
            <text:p>image on so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3" office:value-type="time" office:time-value="PT21H50M00S" calcext:value-type="time">
            <text:p>09:50 PM</text:p>
          </table:table-cell>
          <table:table-cell table:style-name="ce179" office:value-type="date" office:date-value="2019-12-28" calcext:value-type="date">
            <text:p>2019-12-28</text:p>
          </table:table-cell>
          <table:table-cell table:style-name="ce183" office:value-type="time" office:time-value="PT18H35M00S" calcext:value-type="time">
            <text:p>06:35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3" office:value-type="time" office:time-value="PT21H50M00S" calcext:value-type="time">
            <text:p>09:50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3" office:value-type="time" office:time-value="PT21H50M00S" calcext:value-type="time">
            <text:p>09:50 PM</text:p>
          </table:table-cell>
          <table:table-cell table:style-name="ce182" office:value-type="date" office:date-value="2019-12-23" calcext:value-type="date">
            <text:p>2019-12-23</text:p>
          </table:table-cell>
          <table:table-cell table:style-name="ce183" office:value-type="time" office:time-value="PT21H50M00S" calcext:value-type="time">
            <text:p>09:5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4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56" office:value-type="float" office:value="24" calcext:value-type="float">
            <text:p>24</text:p>
          </table:table-cell>
          <table:table-cell table:style-name="ce163" office:value-type="float" office:value="12" calcext:value-type="float">
            <text:p>12</text:p>
          </table:table-cell>
          <table:table-cell table:style-name="ce156" office:value-type="string" calcext:value-type="string">
            <text:p>Tue</text:p>
          </table:table-cell>
          <table:table-cell table:style-name="ce168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9" calcext:value-type="date">
            <text:p>2019-12-29</text:p>
          </table:table-cell>
          <table:table-cell table:style-name="ce183" office:value-type="time" office:time-value="PT13H10M00S" calcext:value-type="time">
            <text:p>01:1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6"/>
          <table:table-cell table:style-name="ce163" table:number-columns-repeated="2"/>
          <table:table-cell table:style-name="ce169"/>
          <table:table-cell table:number-columns-repeated="3"/>
          <table:table-cell table:style-name="ce180"/>
          <table:table-cell table:style-name="ce183"/>
          <table:table-cell table:style-name="ce179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25" calcext:value-type="float">
            <text:p>25</text:p>
          </table:table-cell>
          <table:table-cell table:style-name="ce163" office:value-type="float" office:value="12" calcext:value-type="float">
            <text:p>12</text:p>
          </table:table-cell>
          <table:table-cell table:style-name="ce156" office:value-type="string" calcext:value-type="string">
            <text:p>Tue</text:p>
          </table:table-cell>
          <table:table-cell table:style-name="ce168" office:value-type="date" office:date-value="2019-12-24" calcext:value-type="date">
            <text:p>12-24</text:p>
          </table:table-cell>
          <table:table-cell table:style-name="ce173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8H40M00S" calcext:value-type="time">
            <text:p>06:40 PM</text:p>
          </table:table-cell>
          <table:table-cell table:style-name="ce179" office:value-type="date" office:date-value="2019-12-29" calcext:value-type="date">
            <text:p>2019-12-29</text:p>
          </table:table-cell>
          <table:table-cell table:style-name="ce183" office:value-type="time" office:time-value="PT21H00M00S" calcext:value-type="time">
            <text:p>09:0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8H40M00S" calcext:value-type="time">
            <text:p>06:4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8H40M00S" calcext:value-type="time">
            <text:p>06:4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8H40M00S" calcext:value-type="time">
            <text:p>06:40 PM</text:p>
          </table:table-cell>
          <table:table-cell table:style-name="ce179" office:value-type="date" office:date-value="2019-12-24" calcext:value-type="date">
            <text:p>2019-12-24</text:p>
          </table:table-cell>
          <table:table-cell table:style-name="ce183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56" office:value-type="float" office:value="26" calcext:value-type="float">
            <text:p>26</text:p>
          </table:table-cell>
          <table:table-cell table:style-name="ce163" office:value-type="float" office:value="13" calcext:value-type="float">
            <text:p>13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77" office:value-type="string" calcext:value-type="string">
            <text:p>image on so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3H00M00S" calcext:value-type="time">
            <text:p>01:00 PM</text:p>
          </table:table-cell>
          <table:table-cell table:style-name="ce179" office:value-type="date" office:date-value="2019-12-30" calcext:value-type="date">
            <text:p>2019-12-30</text:p>
          </table:table-cell>
          <table:table-cell table:style-name="ce183" office:value-type="time" office:time-value="PT10H30M00S" calcext:value-type="time">
            <text:p>10:30 A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3H00M00S" calcext:value-type="time">
            <text:p>01:0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3H00M00S" calcext:value-type="time">
            <text:p>01:0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3H00M00S" calcext:value-type="time">
            <text:p>01:0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56" office:value-type="float" office:value="27" calcext:value-type="float">
            <text:p>27</text:p>
          </table:table-cell>
          <table:table-cell table:style-name="ce163" office:value-type="float" office:value="13" calcext:value-type="float">
            <text:p>13</text:p>
          </table:table-cell>
          <table:table-cell table:style-name="ce163" office:value-type="string" calcext:value-type="string">
            <text:p>Wed</text:p>
          </table:table-cell>
          <table:table-cell table:style-name="ce169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style-name="ce179" office:value-type="date" office:date-value="2019-12-30" calcext:value-type="date">
            <text:p>2019-12-30</text:p>
          </table:table-cell>
          <table:table-cell table:style-name="ce183" office:value-type="time" office:time-value="PT16H20M00S" calcext:value-type="time">
            <text:p>04:20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style-name="ce179" office:value-type="date" office:date-value="2019-12-25" calcext:value-type="date">
            <text:p>2019-12-25</text:p>
          </table:table-cell>
          <table:table-cell table:style-name="ce183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56"/>
          <table:table-cell table:style-name="ce163" table:number-columns-repeated="2"/>
          <table:table-cell table:style-name="ce169"/>
          <table:table-cell table:number-columns-repeated="2"/>
          <table:table-cell table:style-name="ce148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28" calcext:value-type="float">
            <text:p>28</text:p>
          </table:table-cell>
          <table:table-cell table:style-name="ce163" office:value-type="float" office:value="14" calcext:value-type="float">
            <text:p>14</text:p>
          </table:table-cell>
          <table:table-cell table:style-name="ce156" office:value-type="string" calcext:value-type="string">
            <text:p>Thu</text:p>
          </table:table-cell>
          <table:table-cell table:style-name="ce168" office:value-type="date" office:date-value="2019-12-26" calcext:value-type="date">
            <text:p>12-26</text:p>
          </table:table-cell>
          <table:table-cell table:style-name="ce173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style-name="ce179" office:value-type="date" office:date-value="2019-12-31" calcext:value-type="date">
            <text:p>2019-12-31</text:p>
          </table:table-cell>
          <table:table-cell table:style-name="ce183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56" office:value-type="float" office:value="29" calcext:value-type="float">
            <text:p>29</text:p>
          </table:table-cell>
          <table:table-cell table:style-name="ce163" office:value-type="float" office:value="14" calcext:value-type="float">
            <text:p>14</text:p>
          </table:table-cell>
          <table:table-cell table:style-name="ce156" office:value-type="string" calcext:value-type="string">
            <text:p>Thu</text:p>
          </table:table-cell>
          <table:table-cell table:style-name="ce168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7H00M00S" calcext:value-type="time">
            <text:p>05:00 PM</text:p>
          </table:table-cell>
          <table:table-cell table:style-name="ce179" office:value-type="date" office:date-value="2019-12-31" calcext:value-type="date">
            <text:p>2019-12-31</text:p>
          </table:table-cell>
          <table:table-cell table:style-name="ce183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3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62" office:value-type="float" office:value="30" calcext:value-type="float">
            <text:p>30</text:p>
          </table:table-cell>
          <table:table-cell table:style-name="ce163" office:value-type="float" office:value="15" calcext:value-type="float">
            <text:p>15</text:p>
          </table:table-cell>
          <table:table-cell table:style-name="ce163" office:value-type="string" calcext:value-type="string">
            <text:p>Fri</text:p>
          </table:table-cell>
          <table:table-cell table:style-name="ce169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9" office:value-type="date" office:date-value="2020-01-01" calcext:value-type="date">
            <text:p>2020-01-01</text:p>
          </table:table-cell>
          <table:table-cell table:style-name="ce183" office:value-type="time" office:time-value="PT12H40M00S" calcext:value-type="time">
            <text:p>12:4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2H50M00S" calcext:value-type="time">
            <text:p>12:50 PM</text:p>
          </table:table-cell>
          <table:table-cell table:style-name="ce174" table:number-columns-repeated="1005"/>
        </table:table-row>
        <table:table-row table:style-name="ro7">
          <table:table-cell table:style-name="ce156" office:value-type="float" office:value="31" calcext:value-type="float">
            <text:p>31</text:p>
          </table:table-cell>
          <table:table-cell table:style-name="ce163" office:value-type="float" office:value="15" calcext:value-type="float">
            <text:p>15</text:p>
          </table:table-cell>
          <table:table-cell table:style-name="ce163" office:value-type="string" calcext:value-type="string">
            <text:p>Fri</text:p>
          </table:table-cell>
          <table:table-cell table:style-name="ce169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48" office:value-type="string" calcext:value-type="string">
            <text:p>VPP book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20-01-02" calcext:value-type="date">
            <text:p>2020-01-02</text:p>
          </table:table-cell>
          <table:table-cell table:style-name="ce183" office:value-type="time" office:time-value="PT19H20M00S" calcext:value-type="time">
            <text:p>07:2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50M00S" calcext:value-type="time">
            <text:p>03:50 PM</text:p>
          </table:table-cell>
          <table:table-cell table:style-name="ce179" office:value-type="date" office:date-value="2019-12-27" calcext:value-type="date">
            <text:p>2019-12-27</text:p>
          </table:table-cell>
          <table:table-cell table:style-name="ce183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6"/>
          <table:table-cell table:style-name="ce163" table:number-columns-repeated="2"/>
          <table:table-cell table:style-name="ce169"/>
          <table:table-cell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 office:value-type="float" office:value="21.5" calcext:value-type="float">
            <text:p>21.5</text:p>
          </table:table-cell>
          <table:table-cell table:style-name="ce156" office:value-type="float" office:value="10.5" calcext:value-type="float">
            <text:p>10.5</text:p>
          </table:table-cell>
          <table:table-cell table:style-name="ce163" office:value-type="string" calcext:value-type="string">
            <text:p>Sun</text:p>
          </table:table-cell>
          <table:table-cell table:style-name="ce169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48" office:value-type="string" calcext:value-type="string">
            <text:p>groja.com/about</text:p>
          </table:table-cell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>
          <table:table-cell table:style-name="ce156"/>
          <table:table-cell table:style-name="ce163" table:number-columns-repeated="2"/>
          <table:table-cell table:style-name="ce169"/>
          <table:table-cell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 table:number-rows-repeated="34">
          <table:table-cell/>
          <table:table-cell table:style-name="ce163" table:number-columns-repeated="2"/>
          <table:table-cell table:style-name="ce169"/>
          <table:table-cell table:number-columns-repeated="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 table:style-name="ce180"/>
          <table:table-cell table:style-name="ce183"/>
          <table:table-cell/>
          <table:table-cell table:style-name="ce183"/>
          <table:table-cell table:number-columns-repeated="1005"/>
        </table:table-row>
        <table:table-row table:style-name="ro7" table:number-rows-repeated="25">
          <table:table-cell/>
          <table:table-cell table:style-name="ce163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2"/>
          <table:table-cell table:style-name="ce21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01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7" office:value-type="string" calcext:value-type="string">
            <text:p>Jon Snow and Ygritte</text:p>
          </table:table-cell>
          <table:table-cell/>
          <table:table-cell table:style-name="ce22"/>
          <table:table-cell table:style-name="ce54"/>
          <table:table-cell table:style-name="ce188"/>
          <table:table-cell table:style-name="ce67" table:number-columns-repeated="12"/>
          <table:table-cell table:style-name="ce102"/>
        </table:table-row>
        <table:table-row table:style-name="ro7">
          <table:table-cell table:style-name="ce18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6"/>
          <table:table-cell table:style-name="ce22"/>
          <table:table-cell/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87" office:value-type="string" calcext:value-type="string">
            <text:p>Lucy and Ricky Ricardo</text:p>
          </table:table-cell>
          <table:table-cell/>
          <table:table-cell table:style-name="ce22"/>
          <table:table-cell table:style-name="ce54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87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87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87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87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87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87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9"/>
          <table:table-cell table:style-name="ce185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01"/>
          <table:table-cell table:number-columns-repeated="100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90" office:value-type="string" calcext:value-type="string">
            <text:p>All</text:p>
          </table:table-cell>
          <table:table-cell table:style-name="ce66"/>
          <table:table-cell table:style-name="ce67" table:number-columns-repeated="11"/>
          <table:table-cell table:style-name="ce102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90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7" table:number-columns-repeated="10"/>
          <table:table-cell table:style-name="ce10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7" table:number-columns-repeated="10"/>
          <table:table-cell table:style-name="ce10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90" office:value-type="string" calcext:value-type="string">
            <text:p>All</text:p>
          </table:table-cell>
          <table:table-cell table:style-name="ce66"/>
          <table:table-cell table:style-name="ce67"/>
          <table:table-cell table:number-columns-repeated="10"/>
          <table:table-cell table:style-name="ce21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90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90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90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0"/>
          <table:table-cell/>
          <table:table-cell table:style-name="ce100"/>
          <table:table-cell/>
          <table:table-cell table:style-name="ce100"/>
          <table:table-cell/>
          <table:table-cell table:style-name="ce100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0"/>
          <table:table-cell/>
          <table:table-cell table:style-name="ce100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2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6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9"/>
          <table:table-cell table:style-name="ce101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67" table:number-columns-repeated="11"/>
          <table:table-cell table:style-name="ce102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67" table:number-columns-repeated="10"/>
          <table:table-cell table:style-name="ce102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67" table:number-columns-repeated="10"/>
          <table:table-cell table:style-name="ce102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5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5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0"/>
          <table:table-cell/>
          <table:table-cell table:style-name="ce100"/>
          <table:table-cell/>
          <table:table-cell table:style-name="ce100"/>
          <table:table-cell/>
          <table:table-cell table:style-name="ce100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0"/>
          <table:table-cell/>
          <table:table-cell table:style-name="ce100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7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7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0/00/0000</text:date>, <text:time style:data-style-name="N2" text:time-value="11:09:36.839334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23T20:54:40.153988766</dc:date>
    <meta:editing-duration>P78DT5H49M36S</meta:editing-duration>
    <meta:editing-cycles>1343</meta:editing-cycles>
    <meta:document-statistic meta:table-count="11" meta:cell-count="2484" meta:object-count="0"/>
  </office:meta>
</office:document-meta>
</file>